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fill-color="#000000" draw:shadow="hidden"/>
    </style:style>
    <style:style style:name="gr3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4.4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width="0.028cm" svg:stroke-color="#000000" draw:marker-start-width="0.242cm" draw:marker-end="Arrow" draw:marker-end-width="0.242cm" draw:textarea-vertical-align="botto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="Arrow" draw:marker-end-width="0.242cm" draw:textarea-vertical-align="top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16" style:family="graphic" style:parent-style-name="standard">
      <style:graphic-properties draw:textarea-horizontal-align="justify" draw:textarea-vertical-align="middle" draw:auto-grow-height="false" fo:min-height="2.35cm" fo:min-width="4.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fo:background-color="#ffffff" style:font-size-asian="8pt" style:font-size-complex="8pt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paragraph-properties fo:margin-left="0.2cm" fo:margin-right="0cm" fo:margin-top="0cm" fo:margin-bottom="0cm" fo:line-height="120%" fo:text-align="start" fo:text-indent="0cm"/>
    </style:style>
    <style:style style:name="P8" style:family="paragraph">
      <style:paragraph-properties fo:margin-left="0.5cm" fo:margin-right="0cm" fo:margin-top="0cm" fo:margin-bottom="0cm" fo:line-height="120%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fo:background-color="#ffffff" style:font-size-asian="8pt" style:font-size-complex="8pt"/>
    </style:style>
    <style:style style:name="T1" style:family="text">
      <style:text-properties fo:font-size="8pt" fo:background-color="#ffffff" style:font-size-asian="8pt" style:font-size-complex="8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6" style:family="text">
      <style:text-properties fo:color="#000000" style:font-name="Calibri1" fo:font-size="8pt" fo:font-weight="normal" style:font-name-asian="Calibri1" style:font-size-asian="8pt" style:font-weight-asian="normal" style:font-name-complex="Calibri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connector draw:style-name="gr1" draw:text-style-name="P2" draw:layer="layout" svg:x1="12.2cm" svg:y1="6.8cm" svg:x2="14cm" svg:y2="6.8cm" draw:start-shape="id1" draw:start-glue-point="10" draw:end-shape="id2" draw:end-glue-point="5" svg:d="M12200 6800h1800" svg:viewBox="0 0 1801 1">
          <text:p text:style-name="P1"><text:span text:style-name="T1">2</text:span></text:p>
        </draw:connector>
        <draw:g>
          <draw:g>
            <draw:polygon draw:style-name="gr2" draw:text-style-name="P3" draw:layer="layout" svg:width="6.4cm" svg:height="3cm" svg:x="0.635cm" svg:y="0.635cm" svg:viewBox="0 0 6401 3001" draw:points="0,3001 6401,3001 6401,0 0,0">
              <text:p/>
            </draw:polygon>
            <draw:polygon draw:style-name="gr3" draw:text-style-name="P4" draw:layer="layout" svg:width="6.4cm" svg:height="3cm" svg:x="0.635cm" svg:y="0.635cm" svg:viewBox="0 0 6401 3001" draw:points="0,3001 6401,3001 6401,0 0,0">
              <text:p/>
            </draw:polygon>
          </draw:g>
          <draw:frame draw:style-name="gr4" draw:text-style-name="P6" draw:layer="layout" svg:width="6.4cm" svg:height="3cm" svg:x="0.635cm" svg:y="0.635cm">
            <draw:text-box>
              <text:p text:style-name="P5"><text:span text:style-name="T2">This algorithm assumes that points are in counter clockwise orientation with respect to the opencv pixel coordinate system (positive x to the right, positive y downwards)</text:span></text:p>
            </draw:text-box>
          </draw:frame>
        </draw:g>
        <draw:connector draw:style-name="gr1" draw:text-style-name="P2" draw:layer="layout" svg:x1="8.2cm" svg:y1="6.8cm" svg:x2="10.2cm" svg:y2="6.8cm" draw:start-shape="id3" draw:start-glue-point="10" draw:end-shape="id1" draw:end-glue-point="6" svg:d="M8200 6800h2000" svg:viewBox="0 0 2001 1">
          <text:p text:style-name="P1"><text:span text:style-name="T1">&gt;=2</text:span></text:p>
        </draw:connector>
        <draw:custom-shape draw:style-name="gr5" draw:text-style-name="P8" xml:id="id6" draw:id="id6" draw:layer="layout" svg:width="4.6cm" svg:height="1.6cm" svg:x="17.85cm" svg:y="6cm">
          <text:p text:style-name="P7"><text:span text:style-name="T3">slopeA (mA) </text:span><text:span text:style-name="T2">is slope of </text:span><text:span text:style-name="T3">rangeA</text:span></text:p>
          <text:p text:style-name="P7"><text:span text:style-name="T3">slopeC (mC) </text:span><text:span text:style-name="T2">is slope of </text:span><text:span text:style-name="T3">range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4.9cm" svg:height="2.7cm" svg:x="17.7cm" svg:y="8.2cm">
          <text:p text:style-name="P7"><text:span text:style-name="T2">Find intercept of:</text:span></text:p>
          <text:p text:style-name="P7"><text:span text:style-name="T2">Y = -mA*( x – A0.x ) + A0.y, ra</text:span><text:span text:style-name="T3">ngeC</text:span></text:p>
          <text:p text:style-name="P7"><text:span text:style-name="T3">Y </text:span><text:span text:style-name="T2">= -mA*( x – A1.x ) + A1.y, rang</text:span><text:span text:style-name="T3">eC</text:span></text:p>
          <text:p text:style-name="P7"><text:span text:style-name="T3">Y = </text:span><text:span text:style-name="T2">-mC*( x – C0.x ) + C0.y, rangeA</text:span></text:p>
          <text:p text:style-name="P7"><text:span text:style-name="T3">Y = -m</text:span><text:span text:style-name="T2">C*( x – C1.x ) + C1.y, range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3.3cm" svg:height="1cm" svg:x="18.5cm" svg:y="11.7cm">
          <text:p text:style-name="P7"><text:span text:style-name="T2">Maxarea = 0</text:span></text:p>
          <text:p text:style-name="P7"><text:span text:style-name="T2">Foreach intercep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9" draw:id="id9" draw:layer="layout" svg:width="2.5cm" svg:height="2cm" svg:x="18.9cm" svg:y="13.5cm">
          <text:p text:style-name="P5"><text:span text:style-name="T4">Intercept falls </text:span></text:p>
          <text:p text:style-name="P5"><text:span text:style-name="T4">within ran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11" draw:id="id11" draw:layer="layout" svg:width="2.5cm" svg:height="2cm" svg:x="18.9cm" svg:y="16.4cm">
          <text:p text:style-name="P5"><text:span text:style-name="T5">Area &gt; </text:span></text:p>
          <text:p text:style-name="P5"><text:span text:style-name="T5">maxare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2" draw:id="id2" draw:layer="layout" svg:width="2.5cm" svg:height="2cm" svg:x="14cm" svg:y="5.8cm">
          <text:p text:style-name="P5"><text:span text:style-name="T2">Does </text:span><text:span text:style-name="T3">vA</text:span><text:span text:style-name="T2"> =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4" draw:id="id4" draw:layer="layout" svg:width="3cm" svg:height="1cm" svg:x="5.7cm" svg:y="3.8cm">
          <text:p text:style-name="P5"><text:span text:style-name="T2">Start rangeB and range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3cm" svg:height="1cm" svg:x="9.7cm" svg:y="3.8cm">
          <text:p text:style-name="P5"><text:span text:style-name="T2">Start rangeB and 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2cm" svg:height="2cm" svg:x="6.2cm" svg:y="5.8cm">
          <text:p text:style-name="P5"><text:span text:style-name="T3">rangeA </text:span></text:p>
          <text:p text:style-name="P5"><text:span text:style-name="T2">vertices (</text:span><text:span text:style-name="T3">vA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2cm" svg:height="2cm" svg:x="10.2cm" svg:y="5.8cm">
          <text:p text:style-name="P5"><text:span text:style-name="T3">rangeC </text:span></text:p>
          <text:p text:style-name="P5"><text:span text:style-name="T2">vertices (</text:span><text:span text:style-name="T3">vC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4" draw:id="id14" draw:layer="layout" svg:width="3cm" svg:height="1cm" svg:x="1.5cm" svg:y="6.3cm">
          <text:p text:style-name="P7"><text:span text:style-name="T3">rangeA </text:span><text:span text:style-name="T2">= sectionA</text:span></text:p>
          <text:p text:style-name="P7"><text:span text:style-name="T3">rangeC </text:span><text:span text:style-name="T2">= sectionC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7.2cm" svg:y1="5.8cm" svg:x2="7.2cm" svg:y2="4.8cm" draw:start-shape="id3" draw:start-glue-point="4" draw:end-shape="id4" draw:end-glue-point="2" svg:d="M7200 5800v-1000" svg:viewBox="0 0 1 1001">
          <text:p text:style-name="P9"><text:span text:style-name="T1">0</text:span></text:p>
        </draw:connector>
        <draw:connector draw:style-name="gr11" draw:text-style-name="P11" draw:layer="layout" svg:x1="11.2cm" svg:y1="5.8cm" svg:x2="11.2cm" svg:y2="4.8cm" draw:start-shape="id1" draw:start-glue-point="4" draw:end-shape="id5" draw:end-glue-point="2" svg:d="M11200 5800v-1000" svg:viewBox="0 0 1 1001">
          <text:p text:style-name="P9"><text:span text:style-name="T1">0</text:span></text:p>
        </draw:connector>
        <draw:connector draw:style-name="gr12" draw:text-style-name="P2" draw:layer="layout" svg:x1="16.5cm" svg:y1="6.8cm" svg:x2="17.85cm" svg:y2="6.8cm" draw:start-shape="id2" draw:start-glue-point="7" draw:end-shape="id6" draw:end-glue-point="3" svg:d="M16500 6800h1350" svg:viewBox="0 0 1351 1">
          <text:p text:style-name="P1"><text:span text:style-name="T1">YES</text:span></text:p>
        </draw:connector>
        <draw:connector draw:style-name="gr13" draw:text-style-name="P11" draw:layer="layout" svg:x1="11.2cm" svg:y1="7.8cm" svg:x2="11.2cm" svg:y2="9.1cm" draw:start-shape="id1" draw:start-glue-point="8" draw:end-shape="id7" draw:end-glue-point="4" svg:d="M11200 7800v1300" svg:viewBox="0 0 1 1301">
          <text:p text:style-name="P9"><text:span text:style-name="T1">&gt;2</text:span></text:p>
        </draw:connector>
        <draw:connector draw:style-name="gr14" draw:text-style-name="P9" draw:layer="layout" svg:x1="20.15cm" svg:y1="12.7cm" svg:x2="20.15cm" svg:y2="13.5cm" draw:start-shape="id8" draw:start-glue-point="2" draw:end-shape="id9" draw:end-glue-point="4" svg:d="M20150 12700v800" svg:viewBox="0 0 1 801">
          <text:p/>
        </draw:connector>
        <draw:connector draw:style-name="gr14" draw:text-style-name="P9" draw:layer="layout" svg:x1="20.15cm" svg:y1="7.6cm" svg:x2="20.15cm" svg:y2="8.2cm" draw:start-shape="id6" draw:start-glue-point="2" draw:end-shape="id10" draw:end-glue-point="0" svg:d="M20150 7600v600" svg:viewBox="0 0 1 601">
          <text:p/>
        </draw:connector>
        <draw:connector draw:style-name="gr14" draw:text-style-name="P9" draw:layer="layout" svg:x1="20.15cm" svg:y1="10.9cm" svg:x2="20.15cm" svg:y2="11.7cm" draw:start-shape="id10" draw:start-glue-point="2" draw:end-shape="id8" draw:end-glue-point="0" svg:d="M20150 10900v800" svg:viewBox="0 0 1 801">
          <text:p/>
        </draw:connector>
        <draw:connector draw:style-name="gr13" draw:text-style-name="P11" draw:layer="layout" svg:x1="20.15cm" svg:y1="15.5cm" svg:x2="20.15cm" svg:y2="16.4cm" draw:start-shape="id9" draw:start-glue-point="6" draw:end-shape="id11" draw:end-glue-point="4" svg:d="M20150 15500v900" svg:viewBox="0 0 1 901">
          <text:p text:style-name="P9"><text:span text:style-name="T1">YES</text:span></text:p>
        </draw:connector>
        <draw:connector draw:style-name="gr13" draw:text-style-name="P11" draw:layer="layout" svg:x1="20.15cm" svg:y1="18.4cm" svg:x2="20.15cm" svg:y2="19.3cm" draw:start-shape="id11" draw:start-glue-point="6" draw:end-shape="id12" draw:end-glue-point="0" svg:d="M20150 18400v900" svg:viewBox="0 0 1 901">
          <text:p text:style-name="P9"><text:span text:style-name="T1">YES</text:span></text:p>
        </draw:connector>
        <draw:connector draw:style-name="gr11" draw:text-style-name="P11" draw:layer="layout" draw:line-skew="-0.399cm" svg:x1="18.9cm" svg:y1="17.4cm" svg:x2="18.5cm" svg:y2="12.2cm" draw:start-shape="id11" draw:start-glue-point="5" draw:end-shape="id8" draw:end-glue-point="3" svg:d="M18900 17400h-1300v-5200h900" svg:viewBox="0 0 1301 5201">
          <text:p text:style-name="P9"><text:span text:style-name="T1">NO</text:span></text:p>
        </draw:connector>
        <draw:connector draw:style-name="gr11" draw:text-style-name="P2" draw:layer="layout" draw:line-skew="-0.399cm" svg:x1="18.9cm" svg:y1="14.5cm" svg:x2="18.5cm" svg:y2="12.2cm" draw:start-shape="id9" draw:start-glue-point="5" draw:end-shape="id8" draw:end-glue-point="3" svg:d="M18900 14500h-1300v-2300h900" svg:viewBox="0 0 1301 2301">
          <text:p text:style-name="P1"><text:span text:style-name="T1">NO</text:span></text:p>
        </draw:connector>
        <draw:custom-shape draw:style-name="gr7" draw:text-style-name="P7" xml:id="id12" draw:id="id12" draw:layer="layout" svg:width="3.3cm" svg:height="1cm" svg:x="18.5cm" svg:y="19.3cm">
          <text:p text:style-name="P7"><text:span text:style-name="T2">Update Maxarea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0.8cm" svg:y1="14.4cm" svg:x2="2.733cm" svg:y2="14.383cm" svg:d="M800 14400h967v-17h966" svg:viewBox="0 0 1934 18">
          <text:p/>
        </draw:connector>
        <draw:connector draw:style-name="gr14" draw:text-style-name="P9" draw:layer="layout" svg:x1="0.8cm" svg:y1="13.6cm" svg:x2="2.733cm" svg:y2="13.583cm" svg:d="M800 13600h967v-17h966" svg:viewBox="0 0 1934 18">
          <text:p/>
        </draw:connector>
        <draw:connector draw:style-name="gr14" draw:text-style-name="P9" draw:layer="layout" svg:x1="0.833cm" svg:y1="13.2cm" svg:x2="2.766cm" svg:y2="13.183cm" svg:d="M833 13200h967v-17h966" svg:viewBox="0 0 1934 18">
          <text:p/>
        </draw:connector>
        <draw:connector draw:style-name="gr13" draw:text-style-name="P11" draw:layer="layout" svg:x1="15.25cm" svg:y1="7.8cm" svg:x2="15.5cm" svg:y2="9.7cm" draw:start-shape="id2" draw:start-glue-point="6" draw:end-shape="id13" draw:end-glue-point="0" svg:d="M15250 7800v951h250v949" svg:viewBox="0 0 251 1901">
          <text:p text:style-name="P9"><text:span text:style-name="T1">vA &gt; 2</text:span></text:p>
          <text:p text:style-name="P9"><text:span text:style-name="T1">vC = 2</text:span></text:p>
        </draw:connector>
        <draw:connector draw:style-name="gr14" draw:text-style-name="P9" draw:layer="layout" svg:x1="0.867cm" svg:y1="15.2cm" svg:x2="2.8cm" svg:y2="15.183cm" svg:d="M867 15200h967v-17h966" svg:viewBox="0 0 1934 18">
          <text:p/>
        </draw:connector>
        <draw:connector draw:style-name="gr14" draw:text-style-name="P9" draw:layer="layout" svg:x1="15.5cm" svg:y1="10.8cm" svg:x2="20.15cm" svg:y2="11.7cm" draw:start-shape="id13" draw:start-glue-point="2" draw:end-shape="id8" draw:end-glue-point="0" svg:d="M15500 10800v501h2450v-102h2200v501" svg:viewBox="0 0 4651 901">
          <text:p/>
        </draw:connector>
        <draw:connector draw:style-name="gr14" draw:text-style-name="P9" draw:layer="layout" svg:x1="4.5cm" svg:y1="6.8cm" svg:x2="6.2cm" svg:y2="6.8cm" draw:start-shape="id14" draw:start-glue-point="1" draw:end-shape="id3" draw:end-glue-point="6" svg:d="M4500 6800h1700" svg:viewBox="0 0 1701 1">
          <text:p/>
        </draw:connector>
        <draw:connector draw:style-name="gr14" draw:text-style-name="P9" draw:layer="layout" svg:x1="0.8cm" svg:y1="14cm" svg:x2="2.733cm" svg:y2="13.983cm" svg:d="M800 14000h967v-17h966" svg:viewBox="0 0 1934 18">
          <text:p/>
        </draw:connector>
        <draw:connector draw:style-name="gr14" draw:text-style-name="P9" draw:layer="layout" svg:x1="0.9cm" svg:y1="12.717cm" svg:x2="2.833cm" svg:y2="12.7cm" svg:d="M900 12717h967v-17h966" svg:viewBox="0 0 1934 18">
          <text:p/>
        </draw:connector>
        <draw:connector draw:style-name="gr12" draw:text-style-name="P11" draw:layer="layout" svg:x1="21.8cm" svg:y1="12.2cm" svg:x2="24.5cm" svg:y2="12.2cm" draw:start-shape="id8" draw:start-glue-point="1" draw:end-shape="id15" svg:d="M21800 12200h2700" svg:viewBox="0 0 2701 1">
          <text:p text:style-name="P9"><text:span text:style-name="T1">All Intercepts</text:span></text:p>
          <text:p text:style-name="P9"><text:span text:style-name="T1">complete</text:span></text:p>
        </draw:connector>
        <draw:connector draw:style-name="gr14" draw:text-style-name="P9" draw:layer="layout" draw:line-skew="-0.399cm" svg:x1="18.5cm" svg:y1="19.8cm" svg:x2="18.5cm" svg:y2="12.2cm" draw:start-shape="id12" draw:start-glue-point="3" draw:end-shape="id8" draw:end-glue-point="3" svg:d="M18500 19800h-900v-7600h900" svg:viewBox="0 0 901 7601">
          <text:p/>
        </draw:connector>
        <draw:custom-shape draw:style-name="gr9" draw:text-style-name="P5" xml:id="id15" draw:id="id15" draw:layer="layout" svg:width="3cm" svg:height="1cm" svg:x="24.5cm" svg:y="11.7cm">
          <text:p text:style-name="P5"><text:span text:style-name="T2">Start rangeB and range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2.5cm" svg:height="2cm" svg:x="9.95cm" svg:y="9.1cm">
          <text:p text:style-name="P5"><text:span text:style-name="T2">Does </text:span><text:span text:style-name="T3">vA</text:span><text:span text:style-name="T2"> =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1" draw:layer="layout" svg:x1="11.2cm" svg:y1="11.1cm" svg:x2="11.15cm" svg:y2="12.5cm" draw:start-shape="id7" draw:start-glue-point="6" draw:end-shape="id16" draw:end-glue-point="0" svg:d="M11200 11100v701h-50v699" svg:viewBox="0 0 51 1401">
          <text:p text:style-name="P9"><text:span text:style-name="T1">vA &gt; 2</text:span></text:p>
          <text:p text:style-name="P9"><text:span text:style-name="T1">vC &gt; 2</text:span></text:p>
        </draw:connector>
        <draw:connector draw:style-name="gr12" draw:text-style-name="P11" draw:layer="layout" svg:x1="12.45cm" svg:y1="10.1cm" svg:x2="13.6cm" svg:y2="10.25cm" draw:start-shape="id7" draw:start-glue-point="7" draw:end-shape="id13" draw:end-glue-point="3" svg:d="M12450 10100h576v150h574" svg:viewBox="0 0 1151 151">
          <text:p text:style-name="P1"><text:span text:style-name="T1">vC &gt; 2</text:span></text:p>
          <text:p text:style-name="P1"><text:span text:style-name="T1">vA = 2</text:span></text:p>
        </draw:connector>
        <draw:custom-shape draw:style-name="gr15" draw:text-style-name="P7" xml:id="id13" draw:id="id13" draw:layer="layout" svg:width="3.8cm" svg:height="1.1cm" svg:x="13.6cm" svg:y="9.7cm">
          <text:p text:style-name="P7"><text:span text:style-name="T2">Find intercept of:</text:span></text:p>
          <text:p text:style-name="P7"><text:span text:style-name="T2">[ vC | vA ] with -slope[ A | C ]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6" draw:id="id16" draw:layer="layout" svg:width="5.3cm" svg:height="2.6cm" svg:x="8.5cm" svg:y="12.5cm">
          <text:p text:style-name="P7"><text:span text:style-name="T3">a</text:span><text:span text:style-name="T2"> is vertex near middle of </text:span><text:span text:style-name="T3">rangeA</text:span></text:p>
          <text:p text:style-name="P7"><text:span text:style-name="T3">slopeA </text:span><text:span text:style-name="T2">is slope ‘before’ </text:span><text:span text:style-name="T3">a</text:span></text:p>
          <text:p text:style-name="P7"><text:span text:style-name="T3">c</text:span><text:span text:style-name="T2"> </text:span><text:span text:style-name="T6">i</text:span><text:span text:style-name="T2">s</text:span><text:span text:style-name="T3"> </text:span><text:span text:style-name="T2">vertex near middle of </text:span><text:span text:style-name="T3">rangeC</text:span></text:p>
          <text:p text:style-name="P7"><text:span text:style-name="T3">slopeC </text:span><text:span text:style-name="T6">is</text:span><text:span text:style-name="T3"> </text:span><text:span text:style-name="T2">slope ‘before’ </text:span><text:span text:style-name="T3">c</text:span></text:p>
          <text:p text:style-name="P7"><text:span text:style-name="T3">slopeAC</text:span><text:span text:style-name="T2"> </text:span><text:span text:style-name="T6">is slop</text:span><text:span text:style-name="T2">e between </text:span><text:span text:style-name="T3">a</text:span><text:span text:style-name="T2"> and </text:span><text:span text:style-name="T3">c</text:span></text:p>
          <draw:enhanced-geometry svg:viewBox="0 0 21600 21600" draw:type="rectangle" draw:enhanced-path="M 0 0 L 21600 0 21600 21600 0 21600 0 0 Z N"/>
        </draw:custom-shape>
      </draw:page>
      <draw:page draw:name="Page-2" draw:style-name="dp1" draw:master-page-name="PM1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18T18:33:38.434000000</dc:date>
    <dc:description/>
    <dc:language>en-US</dc:language>
    <dc:subject/>
    <dc:title/>
    <meta:creation-date>2017-01-18T00:34:25Z</meta:creation-date>
    <meta:initial-creator>Gary Hubley</meta:initial-creator>
    <meta:keyword/>
    <meta:generator>LibreOffice/5.2.4.2$Windows_x86 LibreOffice_project/3d5603e1122f0f102b62521720ab13a38a4e0eb0</meta:generator>
    <meta:editing-duration>PT9H18M10S</meta:editing-duration>
    <meta:editing-cycles>5</meta:editing-cycles>
    <meta:document-statistic meta:object-count="47"/>
    <meta:user-defined meta:name="category"/>
    <meta:user-defined meta:name="company"/>
    <meta:template xlink:type="simple" xlink:actuate="onRequest" xlink:title="BASICD_M.VSTX" xlink:href=""/>
  </office:meta>
</office:document-meta>
</file>